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4.58415222" calcext:value-type="float">
            <text:p>74,58415222</text:p>
          </table:table-cell>
          <table:table-cell office:value-type="float" office:value="5.354307883E-027" calcext:value-type="float">
            <text:p>5,35E-027</text:p>
          </table:table-cell>
          <table:table-cell office:value-type="float" office:value="4.47486496" calcext:value-type="float">
            <text:p>4,47486496</text:p>
          </table:table-cell>
          <table:table-cell table:style-name="ce2" table:formula="of:=([.E3]-[.E2])/[.E2]" office:value-type="float" office:value="0.000803033698686053" calcext:value-type="float">
            <text:p>0,00080303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85" calcext:value-type="float">
            <text:p>142385</text:p>
          </table:table-cell>
          <table:table-cell office:value-type="float" office:value="80.1375351" calcext:value-type="float">
            <text:p>80,1375351</text:p>
          </table:table-cell>
          <table:table-cell office:value-type="float" office:value="1.221894641E-020" calcext:value-type="float">
            <text:p>1,22E-020</text:p>
          </table:table-cell>
          <table:table-cell office:value-type="float" office:value="3.064296484" calcext:value-type="float">
            <text:p>3,06429648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85" calcext:value-type="float">
            <text:p>142385</text:p>
          </table:table-cell>
          <table:table-cell office:value-type="float" office:value="103.7113266" calcext:value-type="float">
            <text:p>103,7113266</text:p>
          </table:table-cell>
          <table:table-cell office:value-type="float" office:value="1.219534511E-020" calcext:value-type="float">
            <text:p>1,22E-020</text:p>
          </table:table-cell>
          <table:table-cell office:value-type="float" office:value="3.066059351" calcext:value-type="float">
            <text:p>3,066059351</text:p>
          </table:table-cell>
          <table:table-cell table:formula="of:=([.E5]-[.E4])/[.E4]" office:value-type="float" office:value="0.000575292570155758" calcext:value-type="float">
            <text:p>0,00057529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485" calcext:value-type="float">
            <text:p>142485</text:p>
          </table:table-cell>
          <table:table-cell office:value-type="float" office:value="99.36495209" calcext:value-type="float">
            <text:p>99,36495209</text:p>
          </table:table-cell>
          <table:table-cell office:value-type="float" office:value="1.625750206E-017" calcext:value-type="float">
            <text:p>1,63E-017</text:p>
          </table:table-cell>
          <table:table-cell office:value-type="float" office:value="2.458440542" calcext:value-type="float">
            <text:p>2,45844054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485" calcext:value-type="float">
            <text:p>142485</text:p>
          </table:table-cell>
          <table:table-cell office:value-type="float" office:value="105.5113907" calcext:value-type="float">
            <text:p>105,5113907</text:p>
          </table:table-cell>
          <table:table-cell office:value-type="float" office:value="1.625371192E-017" calcext:value-type="float">
            <text:p>1,63E-017</text:p>
          </table:table-cell>
          <table:table-cell office:value-type="float" office:value="2.458866358" calcext:value-type="float">
            <text:p>2,458866358</text:p>
          </table:table-cell>
          <table:table-cell table:style-name="ce3" table:formula="of:=([.E7]-[.E6])/[.E6]" office:value-type="float" office:value="0.00017320573458063" calcext:value-type="float">
            <text:p>0,00017320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520" calcext:value-type="float">
            <text:p>142520</text:p>
          </table:table-cell>
          <table:table-cell office:value-type="float" office:value="105.6064835" calcext:value-type="float">
            <text:p>105,6064835</text:p>
          </table:table-cell>
          <table:table-cell office:value-type="float" office:value="1.874177922E-015" calcext:value-type="float">
            <text:p>1,87E-015</text:p>
          </table:table-cell>
          <table:table-cell office:value-type="float" office:value="2.093014479" calcext:value-type="float">
            <text:p>2,09301447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520" calcext:value-type="float">
            <text:p>142520</text:p>
          </table:table-cell>
          <table:table-cell office:value-type="float" office:value="108.3498459" calcext:value-type="float">
            <text:p>108,3498459</text:p>
          </table:table-cell>
          <table:table-cell office:value-type="float" office:value="1.864139946E-015" calcext:value-type="float">
            <text:p>1,86E-015</text:p>
          </table:table-cell>
          <table:table-cell office:value-type="float" office:value="2.094187498" calcext:value-type="float">
            <text:p>2,094187498</text:p>
          </table:table-cell>
          <table:table-cell table:style-name="ce3" table:formula="of:=([.E9]-[.E8])/[.E8]" office:value-type="float" office:value="0.000560444761261649" calcext:value-type="float">
            <text:p>0,00056044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686" calcext:value-type="float">
            <text:p>142686</text:p>
          </table:table-cell>
          <table:table-cell office:value-type="float" office:value="108.3541412" calcext:value-type="float">
            <text:p>108,3541412</text:p>
          </table:table-cell>
          <table:table-cell office:value-type="float" office:value="0.0000000000000966364914" calcext:value-type="float">
            <text:p>9,66E-014</text:p>
          </table:table-cell>
          <table:table-cell office:value-type="float" office:value="1.843819499" calcext:value-type="float">
            <text:p>1,84381949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686" calcext:value-type="float">
            <text:p>142686</text:p>
          </table:table-cell>
          <table:table-cell office:value-type="float" office:value="107.7306595" calcext:value-type="float">
            <text:p>107,7306595</text:p>
          </table:table-cell>
          <table:table-cell office:value-type="float" office:value="0.0000000000000966602422" calcext:value-type="float">
            <text:p>9,67E-014</text:p>
          </table:table-cell>
          <table:table-cell office:value-type="float" office:value="1.84419179" calcext:value-type="float">
            <text:p>1,84419179</text:p>
          </table:table-cell>
          <table:table-cell table:style-name="ce3" table:formula="of:=([.E11]-[.E10])/[.E10]" office:value-type="float" office:value="0.000201912931391509" calcext:value-type="float">
            <text:p>0,00020191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.7502289" calcext:value-type="float">
            <text:p>107,7502289</text:p>
          </table:table-cell>
          <table:table-cell office:value-type="float" office:value="0.0000000000014465356" calcext:value-type="float">
            <text:p>1,45E-012</text:p>
          </table:table-cell>
          <table:table-cell office:value-type="float" office:value="1.655100703" calcext:value-type="float">
            <text:p>1,6551007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.0278473" calcext:value-type="float">
            <text:p>107,0278473</text:p>
          </table:table-cell>
          <table:table-cell office:value-type="float" office:value="0.000000000001439589875" calcext:value-type="float">
            <text:p>1,44E-012</text:p>
          </table:table-cell>
          <table:table-cell office:value-type="float" office:value="1.655627966" calcext:value-type="float">
            <text:p>1,655627966</text:p>
          </table:table-cell>
          <table:table-cell table:formula="of:=([.E13]-[.E12])/[.E12]" office:value-type="float" office:value="0.000318568531234528" calcext:value-type="float">
            <text:p>0,00031856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822" calcext:value-type="float">
            <text:p>142822</text:p>
          </table:table-cell>
          <table:table-cell office:value-type="float" office:value="107.0332718" calcext:value-type="float">
            <text:p>107,0332718</text:p>
          </table:table-cell>
          <table:table-cell office:value-type="float" office:value="0.00000000005797841374" calcext:value-type="float">
            <text:p>5,80E-011</text:p>
          </table:table-cell>
          <table:table-cell office:value-type="float" office:value="1.507153869" calcext:value-type="float">
            <text:p>1,50715386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822" calcext:value-type="float">
            <text:p>142822</text:p>
          </table:table-cell>
          <table:table-cell office:value-type="float" office:value="107.0834961" calcext:value-type="float">
            <text:p>107,0834961</text:p>
          </table:table-cell>
          <table:table-cell office:value-type="float" office:value="0.00000000005795562988" calcext:value-type="float">
            <text:p>5,80E-011</text:p>
          </table:table-cell>
          <table:table-cell office:value-type="float" office:value="1.507932067" calcext:value-type="float">
            <text:p>1,507932067</text:p>
          </table:table-cell>
          <table:table-cell table:formula="of:=([.E15]-[.E14])/[.E14]" office:value-type="float" office:value="0.00051633613263139" calcext:value-type="float">
            <text:p>0,00051633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968" calcext:value-type="float">
            <text:p>142968</text:p>
          </table:table-cell>
          <table:table-cell office:value-type="float" office:value="106.9829407" calcext:value-type="float">
            <text:p>106,9829407</text:p>
          </table:table-cell>
          <table:table-cell office:value-type="float" office:value="0.00000000008194928763" calcext:value-type="float">
            <text:p>8,19E-011</text:p>
          </table:table-cell>
          <table:table-cell office:value-type="float" office:value="1.386699796" calcext:value-type="float">
            <text:p>1,38669979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968" calcext:value-type="float">
            <text:p>142968</text:p>
          </table:table-cell>
          <table:table-cell office:value-type="float" office:value="107.097084" calcext:value-type="float">
            <text:p>107,097084</text:p>
          </table:table-cell>
          <table:table-cell office:value-type="float" office:value="0.00000000008304335691" calcext:value-type="float">
            <text:p>8,30E-011</text:p>
          </table:table-cell>
          <table:table-cell office:value-type="float" office:value="1.386945963" calcext:value-type="float">
            <text:p>1,386945963</text:p>
          </table:table-cell>
          <table:table-cell table:formula="of:=([.E17]-[.E16])/[.E16]" office:value-type="float" office:value="0.000177520037653499" calcext:value-type="float">
            <text:p>0,000177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15" calcext:value-type="float">
            <text:p>143015</text:p>
          </table:table-cell>
          <table:table-cell office:value-type="float" office:value="106.8200989" calcext:value-type="float">
            <text:p>106,8200989</text:p>
          </table:table-cell>
          <table:table-cell office:value-type="float" office:value="0.00000000500298869" calcext:value-type="float">
            <text:p>5,00E-009</text:p>
          </table:table-cell>
          <table:table-cell office:value-type="float" office:value="1.284961343" calcext:value-type="float">
            <text:p>1,2849613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15" calcext:value-type="float">
            <text:p>143015</text:p>
          </table:table-cell>
          <table:table-cell office:value-type="float" office:value="107.5711288" calcext:value-type="float">
            <text:p>107,5711288</text:p>
          </table:table-cell>
          <table:table-cell office:value-type="float" office:value="0.000000004995849068" calcext:value-type="float">
            <text:p>5,00E-009</text:p>
          </table:table-cell>
          <table:table-cell office:value-type="float" office:value="1.285746932" calcext:value-type="float">
            <text:p>1,285746932</text:p>
          </table:table-cell>
          <table:table-cell table:style-name="ce3" table:formula="of:=([.E19]-[.E18])/[.E18]" office:value-type="float" office:value="0.000611371699451911" calcext:value-type="float">
            <text:p>0,00061137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05" calcext:value-type="float">
            <text:p>143205</text:p>
          </table:table-cell>
          <table:table-cell office:value-type="float" office:value="107.5519257" calcext:value-type="float">
            <text:p>107,5519257</text:p>
          </table:table-cell>
          <table:table-cell office:value-type="float" office:value="0.00000001290411422" calcext:value-type="float">
            <text:p>1,29E-008</text:p>
          </table:table-cell>
          <table:table-cell office:value-type="float" office:value="1.200172067" calcext:value-type="float">
            <text:p>1,20017206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05" calcext:value-type="float">
            <text:p>143205</text:p>
          </table:table-cell>
          <table:table-cell office:value-type="float" office:value="108.0113831" calcext:value-type="float">
            <text:p>108,0113831</text:p>
          </table:table-cell>
          <table:table-cell office:value-type="float" office:value="0.00000003003375326" calcext:value-type="float">
            <text:p>3,00E-008</text:p>
          </table:table-cell>
          <table:table-cell office:value-type="float" office:value="1.200687051" calcext:value-type="float">
            <text:p>1,200687051</text:p>
          </table:table-cell>
          <table:table-cell table:style-name="ce3" table:formula="of:=([.E21]-[.E20])/[.E20]" office:value-type="float" office:value="0.000429091806216859" calcext:value-type="float">
            <text:p>0,00042909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3319" calcext:value-type="float">
            <text:p>143319</text:p>
          </table:table-cell>
          <table:table-cell office:value-type="float" office:value="108.013092" calcext:value-type="float">
            <text:p>108,013092</text:p>
          </table:table-cell>
          <table:table-cell office:value-type="float" office:value="0.00000003632049328" calcext:value-type="float">
            <text:p>3,63E-008</text:p>
          </table:table-cell>
          <table:table-cell office:value-type="float" office:value="1.123278975" calcext:value-type="float">
            <text:p>1,12327897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36677790326379" calcext:value-type="float">
            <text:p>0,0004366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9:31.069860629</dc:date>
    <meta:document-statistic meta:table-count="1" meta:cell-count="121" meta:object-count="0"/>
    <meta:generator>LibreOffice/4.1.4.2$Linux_X86_64 LibreOffice_project/410m0$Build-2</meta:generator>
  </office:meta>
</office:document-meta>
</file>